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Myriad Pro Light2" svg:font-family="'Myriad Pro Light'" style:font-adornments="Light" style:font-pitch="variable"/>
    <style:font-face style:name="Myriad Pro Light4" svg:font-family="'Myriad Pro Light'" style:font-adornments="Semibold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yriad Pro Light" svg:font-family="'Myriad Pro Light'" style:font-family-generic="roman" style:font-pitch="variable"/>
    <style:font-face style:name="Myriad Pro Light1" svg:font-family="'Myriad Pro Light'" style:font-adornments="Light" style:font-family-generic="roman" style:font-pitch="variable"/>
    <style:font-face style:name="Myriad Pro Light3" svg:font-family="'Myriad Pro Light'" style:font-adornments="Semibold" style:font-family-generic="roman" style:font-pitch="variable"/>
    <style:font-face style:name="Nimbus Sans L" svg:font-family="'Nimbus Sans L'" style:font-family-generic="roman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7.55cm"/>
    </style:style>
    <style:style style:name="gr3" style:family="graphic" style:parent-style-name="Code">
      <style:graphic-properties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5.559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color="#0047ff"/>
    </style:style>
    <style:style style:name="T3" style:family="text">
      <style:text-properties fo:color="#ff0000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#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</text:list-item>
              <text:list-item>
                <text:p>Packed with tips and techniques</text:p>
              </text:list-item>
              <text:list-item>
                <text:p>Based on a very small subset of the ARM architec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y a backend talk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lex and vast part of LLVM</text:p>
              </text:list-item>
              <text:list-item>
                <text:p>Can be confusing at first, but doesn't need to be</text:p>
              </text:list-item>
              <text:list-item>
                <text:p>LLVM can do a lot for you with minimal effort</text:p>
              </text:list-item>
              <text:list-item>
                <text:p>“What I wished I knew when I started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draw:frame presentation:style-name="pr1" draw:layer="layout" svg:width="25.199cm" svg:height="3.625cm" svg:x="1.4cm" svg:y="0.778cm" presentation:class="title">
          <draw:text-box>
            <text:p>Life of a program inside the backend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Image [IR -&gt; SelectionDAG -&gt; MachineDAG -&gt; MachineInstr -&gt; MCInst]</text:p>
              </text:list-item>
            </text:list>
          </draw:text-box>
        </draw:frame>
        <draw:frame presentation:style-name="pr8" draw:layer="layout" svg:width="25.199cm" svg:height="7.324cm" svg:x="1.4cm" svg:y="11.276cm" presentation:class="outline" presentation:user-transformed="true">
          <draw:text-box>
            <text:list text:style-name="L2">
              <text:list-item>
                <text:p>Same program, different representations.</text:p>
              </text:list-item>
              <text:list-item>
                <text:p>Transforms target-agnostic IR to target-specific instructions/operations.</text:p>
              </text:list-item>
              <text:list-item>
                <text:p>Check it out (IR and MI only):</text:p>
                <text:list>
                  <text:list-item>
                    <text:p>llc foo.ll -print-after-all 2&gt;&amp;1 &gt; foo.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draw:frame presentation:style-name="pr6" draw:layer="layout" svg:width="25.199cm" svg:height="3.506cm" svg:x="1.4cm" svg:y="0.837cm" presentation:class="title">
          <draw:text-box>
            <text:p>A look at an IR block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yped values</text:p>
              </text:list-item>
              <text:list-item>
                <text:p>Completely target agnostic, except for:</text:p>
                <text:list>
                  <text:list-item>
                    <text:p>Data layout, triple</text:p>
                  </text:list-item>
                  <text:list-item>
                    <text:p>Intrinsics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arget-agnostic nodes </text:p>
              </text:list-item>
              <text:list-item>
                <text:p>Machine nodes</text:p>
                <text:list>
                  <text:list-item>
                    <text:p>After ISel only</text:p>
                  </text:list-item>
                </text:list>
              </text:list-item>
              <text:list-item>
                <text:p>Typed values, no register </text:p>
              </text:list-item>
              <text:list-item>
                <text:p>Dependenci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3">Scheduling (“glue”)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Untyped</text:p>
                <text:list>
                  <text:list-item>
                    <text:p>Uses register classes</text:p>
                  </text:list-item>
                </text:list>
              </text:list-item>
              <text:list-item>
                <text:p>Virtual registers (pre-RA)</text:p>
              </text:list-item>
              <text:list-item>
                <text:p>Phys. registers (post-RA)</text:p>
              </text:list-item>
              <text:list-item>
                <text:p>Operand order:</text:p>
                <text:list>
                  <text:list-item>
                    <text:p>Defs, uses</text:p>
                  </text:list-item>
                  <text:list-item>
                    <text:p>Imp-defs, imp-uses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backend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(No subregisters?)</text:p>
              </text:list-item>
              <text:list-item>
                <text:p>…</text:p>
              </text:list-item>
              <text:list-item>
                <text:p>…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4">
        <draw:frame presentation:style-name="pr1" draw:layer="layout" svg:width="25.199cm" svg:height="3.625cm" svg:x="1.4cm" svg:y="0.778cm" presentation:class="title">
          <draw:text-box>
            <text:p>Calling convention lowering (1) TableGen</text:p>
          </draw:text-box>
        </draw:frame>
        <draw:frame presentation:style-name="pr8" draw:layer="layout" svg:width="25.199cm" svg:height="4.685cm" svg:x="1.4cm" svg:y="12.4cm" presentation:class="outline" presentation:user-transformed="true">
          <draw:text-box>
            <text:list text:style-name="L2">
              <text:list-item>
                <text:p>Generates functions used in ISelLowering via function pointers.</text:p>
              </text:list-item>
            </text:list>
          </draw:text-box>
        </draw:frame>
        <draw:frame draw:style-name="gr2" draw:layer="layout" svg:width="24.8cm" svg:height="7.8cm" svg:x="1.6cm" svg:y="4.2cm">
          <draw:text-box>
            <text:p>def CC_XXX : CallingConv&lt;[</text:p>
            <text:p><text:s text:c="4"/>// Promote i8/i16 arguments to i32.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.</text:p>
            <text:p><text:s text:c="4"/>CCIfType&lt;[i32], CCAssignToStack&lt;4, 4&gt;&gt;</text:p>
            <text:p><text:s text:c="2"/>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How to: creating DAG nod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625cm" svg:x="1.4cm" svg:y="0.778cm" presentation:class="title">
          <draw:text-box>
            <text:p>Calling convention lowering (2)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frame draw:style-name="gr3" draw:layer="layout" svg:width="23.6cm" svg:height="4.673cm" svg:x="2cm" svg:y="13.824cm">
          <draw:text-box>
            <text:p>SmallVector&lt;CCValAssign, 16&gt; ArgLocs;</text:p>
            <text:p>CCState CCInfo(CallConv, isVarArg, DAG.getMachineFunction(),</text:p>
            <text:p><text:s text:c="15"/>getTargetMachine(), ArgLocs,</text:p>
            <text:p><text:s text:c="15"/>*DAG.getContext());</text:p>
            <text:p>// Pointer to TableGen calling convention function.</text:p>
            <text:p>CCInfo.AnalyzeFormalArguments(Ins, CC_XXX);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Calling convention lowering (3)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XXX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Usually, return your XXX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Calling convention lowering (4)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XXX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XXXISD::CALL instruction with this chain</text:p>
                  </text:list-item>
                  <text:list-item>
                    <text:p>Issue a XXX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Calling convention lowering (5)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XXXISD::CALLSEQ_START and XXXISD::CALLSEQ_END are target-specific and carry arbitrary information your target might need, such as stack frame sizes.</text:p>
                    <text:list>
                      <text:list-item>
                        <text:p>They are eliminated by XXX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Describing instruction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 DAG pattern (ADDrr)</text:p>
              </text:list-item>
              <text:list-item>
                <text:p>Tablegen instruction definition syntax</text:p>
                <text:list>
                  <text:list-item>
                    <text:p>How the operands map with MI (outs, ins, Defs, Uses)</text:p>
                  </text:list-item>
                </text:list>
              </text:list-item>
              <text:list-item>
                <text:p>Tablegen pattern syntax</text:p>
                <text:list>
                  <text:list-item>
                    <text:p>Nodes, operand types/register class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mmediate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rands and Tablegen</text:p>
              </text:list-item>
              <text:list-item>
                <text:p>Materializing immediates</text:p>
              </text:list-item>
              <text:list-item>
                <text:p>Matching immediate operands (ADDri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atching multiple oper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re complicated DAG patter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culate the stack size</text:p>
              </text:list-item>
              <text:list-item>
                <text:p>emitPrologue()</text:p>
                <text:list>
                  <text:list-item>
                    <text:p>sub sp, sp, #offset</text:p>
                  </text:list-item>
                </text:list>
              </text:list-item>
              <text:list-item>
                <text:p>emitEpilogue()</text:p>
                <text:list>
                  <text:list-item>
                    <text:p>add sp, sp, #offset</text:p>
                  </text:list-item>
                </text:list>
              </text:list-item>
              <text:list-item>
                <text:p>Stack aligning omit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How to: creating MacheInst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TargetInstInfo hooks:<text:line-break/>copyPhysReg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…</text:p>
              </text:list-item>
              <text:list-item>
                <text:p>…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TargetInstInfo hooks:<text:line-break/>branch-rela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If-conversion</text:p>
              </text:list-item>
              <text:list-item>
                <text:p>AnalyzeBranch</text:p>
              </text:list-item>
              <text:list-item>
                <text:p>RemoveBranch</text:p>
              </text:list-item>
              <text:list-item>
                <text:p>InsertBran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…<text:tab/></text:p>
              </text:list-item>
              <text:list-item>
                <text:p>…<text:tab/></text:p>
              </text:list-item>
              <text:list-item>
                <text:p>…<text:tab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>
          <draw:text-box>
            <text:p>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Adding a custom SelectionDAG n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…</text:p>
              </text:list-item>
              <text:list-item>
                <text:p>…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AG combi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 (1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IselDAGToDAG.cpp</text:p>
                  </text:list-item>
                  <text:list-item>
                    <text:p>Using a pseudo-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traint: the two instructions must be ordered</text:p>
                <text:list>
                  <text:list-item>
                    <text:p>Achieved by having MOVT reading MOVW's output</text:p>
                  </text:list-item>
                </text:list>
              </text:list-item>
              <text:list-item>
                <text:p>Defining instruction in Tablegen:</text:p>
                <text:list>
                  <text:list-item>
                    <text:p>let Constraints = "$src1 = $dst"</text:p>
                  </text:list-item>
                  <text:list-item>
                    <text:p>[TableGen def]</text:p>
                  </text:list-item>
                </text:list>
              </text:list-item>
              <text:list-item>
                <text:p>In DAGs, can use 'Glue' (return type: MVT::Glue)</text:p>
                <text:list>
                  <text:list-item>
                    <text:p>[code to select MOVW/MOVT pair with glu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e a pseudo instruction, can be selected using Tablegen patterns</text:p>
              </text:list-item>
              <text:list-item>
                <text:p>Expanded after RA using the InstrInfo::expandPostRAPseudo hook and BuildMI()</text:p>
                <text:list>
                  <text:list-item>
                    <text:p>[example cod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rinting custom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.g. for memory addressing</text:p>
              </text:list-item>
              <text:list-item>
                <text:p>[tablegen operand def]</text:p>
              </text:list-item>
              <text:list-item>
                <text:p>[tablegen instruction def]</text:p>
              </text:list-item>
              <text:list-item>
                <text:p>[c++ printer function]</text:p>
              </text:list-item>
              <text:list-item>
                <text:p>[assembly output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en something went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 (with llc -print-after-all)</text:p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-debug -debug-only codegen-dce 2&gt;&amp;1 &gt; foo.log</text:p>
                  </text:list-item>
                </text:list>
              </text:list-item>
              <text:list-item>
                <text:p>If you have a 'good' build, diff the -print-after-all/-debug-only outpu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-&gt; call X.dump()</text:p>
              </text:list-item>
              <text:list-item>
                <text:p>DAGs -&gt;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view-dag1-combine-dags, -view-legalize-dags, -view-sched-dags, etc.</text:p>
                  </text:list-item>
                </text:list>
              </text:list-item>
              <text:list-item>
                <text:p>Make sure you build LLVM in debug mode!</text:p>
              </text:list-item>
              <text:list-item>
                <text:p>Turn on LLVM_ENABLE_ASSERTIONS (i.e. NDEBUG should <text:span text:style-name="T4">not</text:span> be defin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“Dead Code Elimination”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re did my code disappear?</text:p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 llvm.org/docs/WritingAnLLVMBackend.html </text:p>
              </text:list-item>
              <text:list-item>
                <text:p>Other backends </text:p>
              </text:list-item>
              <text:list-item>
                <text:p>TableGen backend documentation (WIP) </text:p>
              </text:list-item>
              <text:list-item>
                <text:p>LLVM-Dev mailing lists</text:p>
              </text:list-item>
              <text:list-item>
                <text:p>Anton's 2009 and 2012 "Building a backend in 24 hours" tutorials</text:p>
              </text:list-item>
              <text:list-item>
                <text:p>This informative and well-presented talk!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Going fur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backend</text:p>
              </text:list-item>
              <text:list-item>
                <text:p>Many things were not covered in this talk, like:</text:p>
                <text:list>
                  <text:list-item>
                    <text:p>Sub-registers</text:p>
                  </text:list-item>
                  <text:list-item>
                    <text:p>Using different types</text:p>
                  </text:list-item>
                  <text:list-item>
                    <text:p>Legalization</text:p>
                  </text:list-item>
                  <text:list-item>
                    <text:p>Scheduling</text:p>
                  </text:list-item>
                  <text:list-item>
                    <text:p>Intrinsincs (or maybe we have time to cover it?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5T19">
        <draw:frame presentation:style-name="pr1" draw:layer="layout" svg:width="25.199cm" svg:height="3.506cm" svg:x="1.4cm" svg:y="0.837cm" presentation:class="title">
          <draw:text-box>
            <text:p>Q &amp; A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Myriad Pro Light2" svg:font-family="'Myriad Pro Light'" style:font-adornments="Light" style:font-pitch="variable"/>
    <style:font-face style:name="Myriad Pro Light4" svg:font-family="'Myriad Pro Light'" style:font-adornments="Semibold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yriad Pro Light" svg:font-family="'Myriad Pro Light'" style:font-family-generic="roman" style:font-pitch="variable"/>
    <style:font-face style:name="Myriad Pro Light1" svg:font-family="'Myriad Pro Light'" style:font-adornments="Light" style:font-family-generic="roman" style:font-pitch="variable"/>
    <style:font-face style:name="Myriad Pro Light3" svg:font-family="'Myriad Pro Light'" style:font-adornments="Semibold" style:font-family-generic="roman" style:font-pitch="variable"/>
    <style:font-face style:name="Nimbus Sans L" svg:font-family="'Nimbus Sans L'" style:font-family-generic="roman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-dash="Dashed_20__28_var_29__20_4" svg:stroke-color="#e6e6e6" draw:fill="none" draw:fill-color="#ffffff" draw:fill-gradient-name="Gradient_20_7" draw:fill-hatch-name="Hatching_20_1" draw:fill-image-name="Bitmape_20_1" draw:fill-image-width="0cm" draw:fill-image-height="0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Myriad Pro Light2" fo:font-family="'Myriad Pro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Myriad Pro Light2" fo:font-family="'Myriad Pro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yriad Pro Light2" fo:font-family="'Myriad Pro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Myriad Pro Light4" fo:font-family="'Myriad Pro Light'" style:font-style-name="Semibold" style:font-pitch="variable" fo:font-size="44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1H27M21S</meta:editing-duration>
    <meta:editing-cycles>21</meta:editing-cycles>
    <dc:date>2014-04-01T10:01:16.489873909</dc:date>
    <meta:generator>LibreOffice/4.2.2.1$Linux_X86_64 LibreOffice_project/420m0$Build-1</meta:generator>
    <meta:document-statistic meta:object-count="186"/>
  </office:meta>
</office:document-meta>
</file>